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127cm" style:rel-column-width="4344*"/>
    </style:style>
    <style:style style:name="Table1.B" style:family="table-column">
      <style:table-column-properties style:column-width="12.862cm" style:rel-column-width="49583*"/>
    </style:style>
    <style:style style:name="Table1.C" style:family="table-column">
      <style:table-column-properties style:column-width="3.011cm" style:rel-column-width="11608*"/>
    </style:style>
    <style:style style:name="Table1.1" style:family="table-row">
      <style:table-row-properties style:min-row-height="1.169cm"/>
    </style:style>
    <style:style style:name="Table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1.C1" style:family="table-cell">
      <style:table-cell-properties style:vertical-align="middle" fo:padding="0.097cm" fo:border="1pt solid #000000"/>
    </style:style>
    <style:style style:name="Table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Title">
      <style:text-properties officeooo:rsid="000de22d" officeooo:paragraph-rsid="000de22d"/>
    </style:style>
    <style:style style:name="P2" style:family="paragraph" style:parent-style-name="Text_20_body">
      <style:text-properties officeooo:paragraph-rsid="000de22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0de22d" officeooo:paragraph-rsid="000de22d"/>
    </style:style>
    <style:style style:name="P5" style:family="paragraph" style:parent-style-name="Standard">
      <style:paragraph-properties fo:text-align="center" style:justify-single-word="false"/>
      <style:text-properties officeooo:rsid="000d22f8" officeooo:paragraph-rsid="000de22d"/>
    </style:style>
    <style:style style:name="P6" style:family="paragraph" style:parent-style-name="Table_20_Contents">
      <style:text-properties officeooo:rsid="000de22d" officeooo:paragraph-rsid="000de22d"/>
    </style:style>
    <style:style style:name="P7" style:family="paragraph" style:parent-style-name="Table_20_Contents">
      <style:paragraph-properties fo:text-align="center" style:justify-single-word="false"/>
      <style:text-properties officeooo:rsid="000de22d" officeooo:paragraph-rsid="000de22d"/>
    </style:style>
    <style:style style:name="P8" style:family="paragraph" style:parent-style-name="Table_20_Contents">
      <style:paragraph-properties fo:text-align="justify" style:justify-single-word="false"/>
      <style:text-properties officeooo:rsid="000de22d" officeooo:paragraph-rsid="000de22d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able_20_Contents">
      <style:text-properties officeooo:rsid="000de22d" officeooo:paragraph-rsid="000de22d"/>
    </style:style>
    <style:style style:name="P11" style:family="paragraph" style:parent-style-name="Table_20_Contents">
      <style:text-properties officeooo:rsid="001149be" officeooo:paragraph-rsid="001149be"/>
    </style:style>
    <style:style style:name="P12" style:family="paragraph" style:parent-style-name="Table_20_Contents">
      <style:paragraph-properties fo:text-align="justify" style:justify-single-word="false"/>
      <style:text-properties officeooo:rsid="001149be" officeooo:paragraph-rsid="001149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DEX</text:h>
      <text:p text:style-name="Text_20_body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Sno</text:p>
          </table:table-cell>
          <table:table-cell table:style-name="Table1.A1" office:value-type="string">
            <text:p text:style-name="P7">Aim</text:p>
          </table:table-cell>
          <table:table-cell table:style-name="Table1.C1" office:value-type="string">
            <text:p text:style-name="P7">Sign</text:p>
          </table:table-cell>
        </table:table-row>
        <table:table-row table:style-name="Table1.1"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Define a class, right angled triangle and determine its area and perimeter</text:p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8">Define a class of complex numbers and create interfaces for addtion and subtraction</text:p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8">Define a class Income and calculate taxes and deductions</text:p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8">Get Employee details and provide for increments in rank and salary</text:p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8">Create a bank account manger with withdrawl, deposit and summary options</text:p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8">Create a class STR and do operator overloading for string manipulation</text:p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8">Create a class of Product and Manufacturer and use Inheritance</text:p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Program demonstrating Single inheritance</text:p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2">Program demonstrating Multiple Inheritance</text:p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2">Program demonstrating MultiLevel Inheritance</text:p>
          </table:table-cell>
          <table:table-cell table:style-name="Table1.C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1">11</text:p>
          </table:table-cell>
          <table:table-cell table:style-name="Table1.A2" office:value-type="string">
            <text:p text:style-name="P12">File Handling</text:p>
          </table:table-cell>
          <table:table-cell table:style-name="Table1.C2" office:value-type="string">
            <text:p text:style-name="P6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41:48.305111472</meta:creation-date>
    <dc:date>2016-11-04T12:23:48.561348958</dc:date>
    <meta:editing-duration>PT12M34S</meta:editing-duration>
    <meta:editing-cycles>3</meta:editing-cycles>
    <meta:generator>LibreOffice/5.2.3.1$Linux_X86_64 LibreOffice_project/20m0$Build-1</meta:generator>
    <meta:document-statistic meta:table-count="1" meta:image-count="0" meta:object-count="0" meta:page-count="1" meta:paragraph-count="26" meta:word-count="106" meta:character-count="650" meta:non-whitespace-character-count="570"/>
  </office:meta>
</office:document-meta>
</file>